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margin-left="0.5in" fo:margin-right="0in" fo:text-align="justify" style:justify-single-word="false" fo:text-indent="0in" style:auto-text-indent="false">
        <style:tab-stops/>
      </style:paragraph-properties>
    </style:style>
    <style:style style:name="P3" style:family="paragraph" style:parent-style-name="Título_20_1" style:master-page-name="MP0">
      <style:paragraph-properties fo:text-align="justify" style:justify-single-word="false" style:page-number="auto" fo:break-before="page"/>
    </style:style>
    <style:style style:name="P4" style:family="paragraph" style:parent-style-name="Título_20_2">
      <style:paragraph-properties fo:text-align="justify"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list-style-name="L1">
      <style:paragraph-properties fo:text-align="justify" style:justify-single-word="false"/>
    </style:style>
    <style:style style:name="P7" style:family="paragraph" style:parent-style-name="Text_20_body" style:list-style-name="L2">
      <style:paragraph-properties fo:text-align="justify" style:justify-single-word="false"/>
    </style:style>
    <style:style style:name="P8" style:family="paragraph" style:parent-style-name="Text_20_body">
      <style:paragraph-properties fo:text-align="justify" style:justify-single-word="false"/>
      <style:text-properties fo:font-weight="bold" style:font-weight-asian="bold" style:font-weight-complex="bold"/>
    </style:style>
    <style:style style:name="P9" style:family="paragraph" style:parent-style-name="Text_20_body" style:list-style-name="L1">
      <style:paragraph-properties fo:text-align="justify" style:justify-single-word="false"/>
      <style:text-properties fo:font-weight="bold" style:font-weight-asian="bold" style:font-weight-complex="bold"/>
    </style:style>
    <style:style style:name="P10" style:family="paragraph" style:parent-style-name="Text_20_body">
      <style:paragraph-properties fo:text-align="justify" style:justify-single-word="false"/>
      <style:text-properties fo:color="#ff0000"/>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Especificación del proyecto</text:h>
      <text:p text:style-name="P1"/>
      <text:h text:style-name="P4" text:outline-level="2">Interfaz</text:h>
      <text:p text:style-name="P1">A continuación se detallan las distintas 'pantallas' que componen el menú de la aplicación especificando su utilidad, funcionamiento y se descrbie el flow entre ellas</text:p>
      <text:list xml:id="list2846064770872261228" text:style-name="L1">
        <text:list-item>
          <text:p text:style-name="P6"><text:span text:style-name="Fuente_20_de_20_párrafo_20_predeter."><text:span text:style-name="T1">Login</text:span></text:span><text:span text:style-name="Fuente_20_de_20_párrafo_20_predeter."><text:span text:style-name="T2">. </text:span></text:span>El usuario se logea empleando su nombre y contraseña ya almacenados en el sistema. Una vez logeado la aplicación pasa al menu principal. Esta pantalla solo se mostrara en caso de nuevo jugador o error en la autentificacion, ya que los datos se guardaran localmente.</text:p>
        </text:list-item>
        <text:list-item>
          <text:p text:style-name="P6"><text:span text:style-name="Fuente_20_de_20_párrafo_20_predeter."><text:span text:style-name="T1">Menu principal</text:span></text:span><text:span text:style-name="Fuente_20_de_20_párrafo_20_predeter."><text:span text:style-name="T2">. </text:span></text:span>Ofrece acceso a las cuatro áreas principales del juego mediante botones. Es, pues, una simple pantalla de transición. Ofrece las siguientes opciones:</text:p>
          <text:list>
            <text:list-item>
              <text:p text:style-name="P6"><text:span text:style-name="Fuente_20_de_20_párrafo_20_predeter."><text:span text:style-name="T1">Multijugador.</text:span></text:span> Ofrece acceso a opciones de juego que permiten jugar partidas independientes de los torneos. Estos encuentros serán rápidos y autoconclusivos. Los botones disponibles son:</text:p>
              <text:list>
                <text:list-item>
                  <text:p text:style-name="P6"><text:span text:style-name="Fuente_20_de_20_párrafo_20_predeter."><text:span text:style-name="T1">Aleatorio.</text:span></text:span> Para jugar contra un rival aleatorio de los activos en ese momento que será elegido por el sistema. No necesita input adicional y saltara a la pantalla de juego despues de pulsar la opción.</text:p>
                </text:list-item>
                <text:list-item>
                  <text:p text:style-name="P6"><text:span text:style-name="Fuente_20_de_20_párrafo_20_predeter."><text:span text:style-name="T1">Amigo.</text:span></text:span> Para jugar contra un rival específico seleccionado de una lista de amigos. Para ello al pulsar sobre esta opción es necesaria una patanlla previa al partido en la que se despliegue la lista de amigos disponibles para elegir uno de ellos. Una vez hecho se espera la aceptación del rival y se salta a la patanlla de juego.</text:p>
                </text:list-item>
                <text:list-item>
                  <text:p text:style-name="P6"><text:span text:style-name="Fuente_20_de_20_párrafo_20_predeter."><text:span text:style-name="T1">Añadir amigos.</text:span></text:span> Para añadir nuevos jugadores a la lista de amigos del usuario. Este boton despliega una nueva pantalla en la que se permite introducir el id de un usuario concreto para enviarle una invitación de amistad.</text:p>
                </text:list-item>
              </text:list>
            </text:list-item>
            <text:list-item>
              <text:p text:style-name="P6"><text:span text:style-name="Fuente_20_de_20_párrafo_20_predeter."><text:span text:style-name="T1">Torneo.</text:span></text:span> Ofrece un menú con dos opciones para acceder a las dos opciones de torneo.</text:p>
              <text:list>
                <text:list-item>
                  <text:p text:style-name="P9">Gratis.</text:p>
                </text:list-item>
                <text:list-item>
                  <text:p text:style-name="P9">De pago.</text:p>
                </text:list-item>
              </text:list>
            </text:list-item>
          </text:list>
        </text:list-item>
      </text:list>
      <text:p text:style-name="P1">Ambas opciones funcionan de modo similar. <text:s/>El torneo de pago incluye una pantalla previa que ofrece una lista de los torneos que aun admiten nuevos participantes donde el jugador puede seleccionar uno y confirmar el pago. Una vez confirmado el desarrollo es igual al torneo normal: ofrecer emparejamientos, iniciar rondas y saltar a la pantalla de juego para resolver la ronda; el ciclo se repite hasta la finalización del torneo.</text:p>
      <text:list xml:id="list39162268" text:continue-numbering="true" text:style-name="L1">
        <text:list-item>
          <text:list>
            <text:list-item>
              <text:p text:style-name="P6"><text:span text:style-name="Fuente_20_de_20_párrafo_20_predeter."><text:span text:style-name="T1">Vestuario</text:span></text:span>. Da acceso a un menú que permite customizar al jugador con los items disponibles. Mostrara una representación del jugador y un listado de items para ir asignandoselos y viendo el aspecto actualizado en tiempo real.</text:p>
            </text:list-item>
            <text:list-item>
              <text:p text:style-name="P6"><text:span text:style-name="Fuente_20_de_20_párrafo_20_predeter."><text:span text:style-name="T1">Entrenamiento.</text:span></text:span> Da acceso a un modo de juego offline en el que el jugador puede practicar su habilidad.</text:p>
            </text:list-item>
          </text:list>
        </text:list-item>
      </text:list>
      <text:p text:style-name="P1"/>
      <text:p text:style-name="P1"/>
      <text:h text:style-name="P4" text:outline-level="2"><text:soft-page-break/>Tipo de Codigo</text:h>
      <text:p text:style-name="P1">La aplicación se desarrollara en c# con la herramienta unity.</text:p>
      <text:p text:style-name="P1"/>
      <text:h text:style-name="P4" text:outline-level="2">Juego</text:h>
      <text:p text:style-name="P1"><text:tab/>El input sera sencillo. Un unico 'touch and drag' servirá para recoger el input del tiro en el caso del jugador lanzador y el del lanzamiento del portero en el caso del jugador contrario. El funcionamiento exacto del input (que respresentara el touch y el drag) se decidirá tras testear algunas posibilidades. El juego se desarrolla de forma que cada jugador actua como tirador y portero alternativamente. Cada tiro tendrá un limite de tiempo reducido (tambien pendiente de testear pero probablemente no mas de 15-20 segundos para el tirador ya que el portero es pasivo respecto a esto). Al finalizar la ronda se muestra una pantalla de resultado. Si se trata de un torneo se mostrara el estado del torneo (ronda finalizada, rival de la proxima ronda....)</text:p>
      <text:p text:style-name="P1"/>
      <text:p text:style-name="P10"><text:tab/>Al input se añade inclinacion de movil en un eje para dar efecto al tiro a un lado o al otro. Pendiente de ver en que momento (durante la carrera, durante el vuelo...)</text:p>
      <text:p text:style-name="P8"/>
      <text:h text:style-name="P4" text:outline-level="2">Fases del proyecto</text:h>
      <text:p text:style-name="P1"><text:tab/>El desarrollo del proyecto esta previsto en tres fases, al final de las cuales todo lo que inlcuyen debe ser 100% funcional.</text:p>
      <text:list xml:id="list2944995299360157720" text:style-name="L2">
        <text:list-item>
          <text:p text:style-name="P7">FASE 1. Entrenamiento y vestuario.</text:p>
          <text:list>
            <text:list-item>
              <text:p text:style-name="P7">En esta fase se dasarrollaran los distintos minijuegos locales, las pantallas principales y la funcionalidad del vestuario.</text:p>
            </text:list-item>
          </text:list>
        </text:list-item>
        <text:list-item>
          <text:p text:style-name="P7">FASE 2. Multijugador.</text:p>
          <text:list>
            <text:list-item>
              <text:p text:style-name="P7">Aquí haremos todo lo relacionado con el juego multijugador simple, así como la conexion con el servidor.</text:p>
            </text:list-item>
          </text:list>
        </text:list-item>
        <text:list-item>
          <text:p text:style-name="P7">FASE 3. Torneo.</text:p>
          <text:list>
            <text:list-item>
              <text:p text:style-name="P7">Se realizara en dos partes, en una primera crearemos el Modo Torneo gratuito para lanzarlo a la beta y corregir sobre este los fallos para luego, en la segunda parte, hacer el Torneo de Pago.</text:p>
            </text:list-item>
          </text:list>
        </text:list-item>
        <text:list-item>
          <text:p text:style-name="P7">Fase 1.5. Servidor </text:p>
          <text:list>
            <text:list-item>
              <text:p text:style-name="P7">En algún momento entre la fase 1 y 2 <text:s/>sera necesario levantar el servidor con una base de datos y una aplicacion que permita una comunicacion bidireccional para la inserción y consulta de datos de la BD.</text:p>
            </text:list-item>
          </text:list>
        </text:list-item>
      </text:list>
      <text:p text:style-name="P2"/>
      <text:p text:style-name="P1"><text:tab/>Cada fase se apoya en la anterior y es un requisito funcional en si misma.</text:p>
      <text:p text:style-name="P1"/>
      <text:p text:style-name="P1"><text:tab/></text:p>
      <text:p text:style-name="P1"><text:tab/></text:p>
      <text:p text:style-name="P1"><text:tab/></text:p>
      <text:p text:style-name="P10"><text:soft-page-break/></text:p>
      <text:p text:style-name="P10"><text:tab/>Replicar jugadores reales → </text:p>
      <text:p text:style-name="P10"><text:s/><text:tab/><text:tab/><text:tab/><text:span text:style-name="T1">Juan Arango &lt;---- (Nº 18, cinta capitan)</text:span></text:p>
      <text:p text:style-name="P10"><text:span text:style-name="T1"><text:tab/><text:tab/><text:tab/>Neymar</text:span></text:p>
      <text:p text:style-name="P10"><text:span text:style-name="T1"><text:tab/><text:tab/><text:tab/>Messi<text:tab/></text:span></text:p>
      <text:p text:style-name="P10"><text:span text:style-name="T1"><text:tab/><text:tab/><text:tab/>Aguero</text:span></text:p>
      <text:p text:style-name="P10"><text:span text:style-name="T1"><text:tab/><text:tab/><text:tab/></text:span></text:p>
      <text:p text:style-name="P10"><text:tab/>plazos 1 mes para la primera beta</text:p>
      <text:p text:style-name="P10"/>
      <text:p text:style-name="P10"><text:tab/>bitcoin. Deliberadamente no incluido aun</text:p>
      <text:p text:style-name="P1"/>
      <text:p text:style-name="P1"><text:tab/><text:tab/></text:p>
      <text:p text:style-name="P1"/>
      <text:p text:style-name="P1"/>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fo:hyphenation-remain-char-count="0" fo:hyphenation-push-char-count="0"/>
    </style:style>
    <style:style style:name="Título_20_2" style:display-name="Título 2" style:family="paragraph" style:parent-style-name="Heading" style:next-style-name="Text_20_body" style:default-outline-level="2">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a" style:family="paragraph" style:parent-style-name="Text_20_body">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uente_20_de_20_párrafo_20_predeter." style:display-name="Fuente de párrafo predeter." style:family="text"/>
    <style:style style:name="Numbering_20_Symbols" style:display-name="Numbering Symbol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creator>Jose </dc:creator>
    <meta:creation-date>2009-04-16T11:32:00Z</meta:creation-date>
    <dc:date>2015-08-03T19:00:32.11</dc:date>
    <meta:editing-cycles>19</meta:editing-cycles>
    <meta:editing-duration>PT2H37M12S</meta:editing-duration>
    <meta:document-statistic meta:table-count="0" meta:image-count="0" meta:object-count="0" meta:page-count="3" meta:paragraph-count="43" meta:word-count="776" meta:character-count="4556"/>
    <meta:user-defined meta:name="Info 1"/>
    <meta:user-defined meta:name="Info 2"/>
    <meta:user-defined meta:name="Info 3"/>
    <meta:user-defined meta:name="Info 4"/>
    <meta:template xlink:type="simple" xlink:actuate="onRequest" xlink:title="" xlink:href="../Especificacion02.odt/Normal"/>
  </office:meta>
</office:document-meta>
</file>